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2315757482980853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 נַפְשׁוֹ בּוֹ וְצַדִּיק בֶּאֱמוּנָתוֹ יִחְיֶה</text:p>
          </table:table-cell>
          <table:table-cell table:style-name="表96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בּוֹגֵד גֶּבֶר יָהִיר וְלֹא יִנְוֶה אֲשֶׁר הִרְחִיב כִּשְׁאוֹל נַפְשׁוֹ וְהוּא כַמָּוֶת וְלֹא יִשְׂבָּע וַיֶּאֱסֹף אֵלָיו כָּל־הַגּוֹיִם וַיִּקְבֹּץ אֵלָיו כָּל־הָעַמִּים</text:p>
          </table:table-cell>
          <table:table-cell table:style-name="表97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><text:soft-page-break/></text:p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><text:soft-page-break/></text:p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4011010382296680608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8T09:39:41.14</dc:date>
    <dc:creator>iwabuchi ken</dc:creator>
    <meta:editing-duration>P3DT11H7M35S</meta:editing-duration>
    <meta:editing-cycles>160</meta:editing-cycles>
    <meta:generator>OpenOffice/4.1.3$Win32 OpenOffice.org_project/413m1$Build-9783</meta:generator>
    <meta:document-statistic meta:table-count="101" meta:image-count="0" meta:object-count="0" meta:page-count="49" meta:paragraph-count="1207" meta:word-count="4667" meta:character-count="27613"/>
  </office:meta>
</office:document-meta>
</file>